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5ac1" officeooo:paragraph-rsid="00115ac1"/>
    </style:style>
    <style:style style:name="P2" style:family="paragraph" style:parent-style-name="Standard">
      <style:text-properties officeooo:rsid="00115ac1" officeooo:paragraph-rsid="00115ac1"/>
    </style:style>
    <style:style style:name="P3" style:family="paragraph" style:parent-style-name="Standard">
      <style:paragraph-properties fo:line-height="150%"/>
      <style:text-properties officeooo:rsid="00115ac1" officeooo:paragraph-rsid="00115ac1"/>
    </style:style>
    <style:style style:name="P4" style:family="paragraph" style:parent-style-name="Standard">
      <style:paragraph-properties fo:line-height="150%"/>
      <style:text-properties officeooo:paragraph-rsid="00115ac1"/>
    </style:style>
    <style:style style:name="P5" style:family="paragraph" style:parent-style-name="Standard">
      <style:paragraph-properties fo:line-height="150%"/>
      <style:text-properties officeooo:paragraph-rsid="0019a222"/>
    </style:style>
    <style:style style:name="P6" style:family="paragraph" style:parent-style-name="Standard">
      <style:paragraph-properties fo:line-height="150%"/>
      <style:text-properties officeooo:paragraph-rsid="0012cfad"/>
    </style:style>
    <style:style style:name="P7" style:family="paragraph" style:parent-style-name="Standard">
      <style:paragraph-properties fo:line-height="150%" fo:text-align="start" style:justify-single-word="false"/>
      <style:text-properties officeooo:paragraph-rsid="00115ac1"/>
    </style:style>
    <style:style style:name="P8" style:family="paragraph" style:parent-style-name="Standard">
      <style:paragraph-properties fo:line-height="150%" fo:text-align="start" style:justify-single-word="false"/>
      <style:text-properties officeooo:paragraph-rsid="0012cfad"/>
    </style:style>
    <style:style style:name="P9" style:family="paragraph" style:parent-style-name="Standard">
      <style:paragraph-properties fo:line-height="150%" fo:text-align="start" style:justify-single-word="false"/>
      <style:text-properties officeooo:paragraph-rsid="002cb63d"/>
    </style:style>
    <style:style style:name="P10" style:family="paragraph" style:parent-style-name="Standard">
      <style:paragraph-properties fo:line-height="150%" fo:text-align="start" style:justify-single-word="false"/>
      <style:text-properties officeooo:paragraph-rsid="002e8313"/>
    </style:style>
    <style:style style:name="P11" style:family="paragraph" style:parent-style-name="Standard">
      <style:text-properties fo:font-size="13pt" fo:font-weight="bold" officeooo:rsid="00115ac1" officeooo:paragraph-rsid="00115ac1" style:font-size-asian="13pt" style:font-weight-asian="bold" style:font-size-complex="13pt" style:font-weight-complex="bold"/>
    </style:style>
    <style:style style:name="P12" style:family="paragraph" style:parent-style-name="Standard">
      <style:paragraph-properties fo:line-height="150%"/>
      <style:text-properties fo:font-size="13pt" fo:font-weight="bold" officeooo:rsid="00115ac1" officeooo:paragraph-rsid="00115ac1" style:font-size-asian="13pt" style:font-weight-asian="bold" style:font-size-complex="13pt" style:font-weight-complex="bold"/>
    </style:style>
    <style:style style:name="P13" style:family="paragraph" style:parent-style-name="Standard">
      <style:text-properties fo:font-size="13pt" fo:font-weight="bold" officeooo:rsid="001e67ee" officeooo:paragraph-rsid="001e67ee" style:font-size-asian="13pt" style:font-weight-asian="bold" style:font-size-complex="13pt" style:font-weight-complex="bold"/>
    </style:style>
    <style:style style:name="P14" style:family="paragraph" style:parent-style-name="Standard">
      <style:paragraph-properties fo:line-height="150%"/>
      <style:text-properties fo:font-size="13pt" fo:font-weight="bold" officeooo:rsid="0020093f" officeooo:paragraph-rsid="003fbd0a" style:font-size-asian="11.3500003814697pt" style:font-weight-asian="bold" style:font-size-complex="13pt" style:font-weight-complex="bold"/>
    </style:style>
    <style:style style:name="P15" style:family="paragraph" style:parent-style-name="Standard" style:list-style-name="L3">
      <style:paragraph-properties fo:line-height="150%"/>
      <style:text-properties fo:font-size="13pt" fo:font-weight="bold" officeooo:rsid="0020093f" officeooo:paragraph-rsid="003fbd0a" style:font-size-asian="11.3500003814697pt" style:font-weight-asian="bold" style:font-size-complex="13pt" style:font-weight-complex="bold"/>
    </style:style>
    <style:style style:name="P16" style:family="paragraph" style:parent-style-name="Standard">
      <style:paragraph-properties fo:line-height="150%"/>
      <style:text-properties officeooo:rsid="0012cfad" officeooo:paragraph-rsid="0012cfad"/>
    </style:style>
    <style:style style:name="P17" style:family="paragraph" style:parent-style-name="Standard" style:list-style-name="L1">
      <style:paragraph-properties fo:line-height="150%"/>
      <style:text-properties officeooo:rsid="0012cfad" officeooo:paragraph-rsid="0012cfad"/>
    </style:style>
    <style:style style:name="P18" style:family="paragraph" style:parent-style-name="Standard" style:list-style-name="L3">
      <style:paragraph-properties fo:line-height="150%"/>
      <style:text-properties officeooo:rsid="0012cfad" officeooo:paragraph-rsid="0012cfad"/>
    </style:style>
    <style:style style:name="P19" style:family="paragraph" style:parent-style-name="Standard">
      <style:paragraph-properties fo:line-height="150%"/>
      <style:text-properties officeooo:rsid="0020093f" officeooo:paragraph-rsid="0020093f"/>
    </style:style>
    <style:style style:name="P20" style:family="paragraph" style:parent-style-name="Standard">
      <style:paragraph-properties fo:line-height="150%" fo:text-align="center" style:justify-single-word="false"/>
      <style:text-properties style:font-name="Liberation Serif" officeooo:rsid="0012cfad" officeooo:paragraph-rsid="0012cfad"/>
    </style:style>
    <style:style style:name="P21" style:family="paragraph" style:parent-style-name="Standard">
      <style:paragraph-properties fo:line-height="150%" fo:text-align="start" style:justify-single-word="false"/>
      <style:text-properties style:font-name="Liberation Serif" fo:font-size="12pt" fo:font-weight="normal" officeooo:paragraph-rsid="0012cfad" style:font-size-asian="12pt" style:font-weight-asian="normal" style:font-size-complex="12pt" style:font-weight-complex="normal"/>
    </style:style>
    <style:style style:name="T1" style:family="text">
      <style:text-properties officeooo:rsid="0012cfad"/>
    </style:style>
    <style:style style:name="T2" style:family="text">
      <style:text-properties fo:font-weight="bold"/>
    </style:style>
    <style:style style:name="T3" style:family="text">
      <style:text-properties officeooo:rsid="00115ac1"/>
    </style:style>
    <style:style style:name="T4" style:family="text">
      <style:text-properties officeooo:rsid="00134565"/>
    </style:style>
    <style:style style:name="T5" style:family="text">
      <style:text-properties officeooo:rsid="00168aa3"/>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9a222"/>
    </style:style>
    <style:style style:name="T8" style:family="text">
      <style:text-properties officeooo:rsid="0019ba50"/>
    </style:style>
    <style:style style:name="T9" style:family="text">
      <style:text-properties fo:font-size="13pt" fo:font-weight="bold" officeooo:rsid="0012cfad" style:font-size-asian="13pt" style:font-weight-asian="bold" style:font-size-complex="13pt" style:font-weight-complex="bold"/>
    </style:style>
    <style:style style:name="T10" style:family="text">
      <style:text-properties fo:font-size="13pt" fo:font-weight="bold" officeooo:rsid="001e67ee" style:font-size-asian="13pt" style:font-weight-asian="bold" style:font-size-complex="13pt" style:font-weight-complex="bold"/>
    </style:style>
    <style:style style:name="T11" style:family="text">
      <style:text-properties fo:font-size="13pt" fo:font-weight="bold" style:font-size-asian="11.3500003814697pt" style:font-weight-asian="bold" style:font-size-complex="13pt" style:font-weight-complex="bold"/>
    </style:style>
    <style:style style:name="T12" style:family="text">
      <style:text-properties fo:font-size="13pt" fo:font-weight="normal" officeooo:rsid="0012cfad" style:font-size-asian="13pt" style:font-weight-asian="normal" style:font-size-complex="13pt" style:font-weight-complex="normal"/>
    </style:style>
    <style:style style:name="T13" style:family="text">
      <style:text-properties fo:font-size="13pt" fo:font-weight="normal" officeooo:rsid="001c9999" style:font-size-asian="13pt" style:font-weight-asian="normal" style:font-size-complex="13pt" style:font-weight-complex="normal"/>
    </style:style>
    <style:style style:name="T14" style:family="text">
      <style:text-properties officeooo:rsid="0022dde1"/>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2bd177" style:font-size-asian="12pt" style:font-size-complex="12pt"/>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2c3403" style:font-size-asian="12pt" style:font-weight-asian="normal" style:font-size-complex="12pt" style:font-weight-complex="normal"/>
    </style:style>
    <style:style style:name="T19" style:family="text">
      <style:text-properties style:font-name="Liberation Serif" fo:font-size="12pt" fo:font-weight="normal" officeooo:rsid="002e580a" style:font-size-asian="12pt" style:font-weight-asian="normal" style:font-size-complex="12pt" style:font-weight-complex="normal"/>
    </style:style>
    <style:style style:name="T20" style:family="text">
      <style:text-properties style:font-name="Liberation Serif" fo:font-size="12pt" fo:font-weight="normal" officeooo:rsid="003636d5" style:font-size-asian="12pt" style:font-weight-asian="normal" style:font-size-complex="12pt" style:font-weight-complex="normal"/>
    </style:style>
    <style:style style:name="T21" style:family="text">
      <style:text-properties style:font-name="Liberation Serif" fo:font-size="12pt" fo:font-weight="normal" officeooo:rsid="003e2d21" style:font-size-asian="12pt" style:font-weight-asian="normal" style:font-size-complex="12pt" style:font-weight-complex="normal"/>
    </style:style>
    <style:style style:name="T22" style:family="text">
      <style:text-properties style:font-name="Liberation Serif" fo:font-size="12pt" fo:font-weight="normal" officeooo:rsid="003fbd0a" style:font-size-asian="12pt" style:font-weight-asian="normal" style:font-size-complex="12pt" style:font-weight-complex="normal"/>
    </style:style>
    <style:style style:name="T23" style:family="text">
      <style:text-properties style:font-name="Liberation Serif" fo:font-size="12pt" fo:font-weight="normal" officeooo:rsid="00407fd4" style:font-size-asian="12pt" style:font-weight-asian="normal" style:font-size-complex="12pt" style:font-weight-complex="normal"/>
    </style:style>
    <style:style style:name="T24" style:family="text">
      <style:text-properties style:font-name="Liberation Serif" fo:font-size="13pt" fo:font-weight="normal" officeooo:rsid="0012cfad" style:font-size-asian="13pt" style:font-weight-asian="normal" style:font-size-complex="13pt" style:font-weight-complex="normal"/>
    </style:style>
    <style:style style:name="T25" style:family="text">
      <style:text-properties officeooo:rsid="003fbd0a"/>
    </style:style>
    <style:style style:name="T26" style:family="text">
      <style:text-properties officeooo:rsid="0040dbf1"/>
    </style:style>
    <style:style style:name="T27" style:family="text">
      <style:text-properties officeooo:rsid="00447c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text:tab/><text:tab/></text:p>
      <text:p text:style-name="P1"><text:tab/><text:tab/><text:tab/><text:tab/><text:tab/><text:span text:style-name="T6">INTRODUCTION</text:span></text:p>
      <text:p text:style-name="P1"/>
      <text:p text:style-name="P1"/>
      <text:p text:style-name="P11">1.1 INTRODUCTION</text:p>
      <text:p text:style-name="P1"/>
      <text:p text:style-name="P4"><text:span text:style-name="T3"><text:tab/></text:span><text:span text:style-name="T4">S</text:span><text:span text:style-name="T3">econdary education,as well as other area of life, now a days is influenced by four complex and interrelated processes globalization, internationalization, virtualization, industrialization.</text:span></text:p>
      <text:p text:style-name="P3">Today technology is booming all over the world. Many countries have developed through the use of technology in blended learning is being used in educational institute all over the world.</text:p>
      <text:p text:style-name="P3">First and foremost , blended learning is simply the integration of technology into the curriculum whether students are utilizing digital media to gather information or computers to complete assignments the actual combination of technology and the curriculum is the hallmark of blended learning . </text:p>
      <text:p text:style-name="P3"/>
      <text:p text:style-name="P4"><text:span text:style-name="T3"><text:tab/></text:span><text:span text:style-name="T2">Blended learning</text:span>, also known as <text:span text:style-name="T2">hybrid learning</text:span>, is an approach to education that combines online educational materials and opportunities for interaction online with traditional place-based classroom methods. It requires the physical presence of both teacher and student, with some elements of student control over time, place, path, or pace. While students still attend "brick-and-mortar" schools with a teacher present, face-to-face classroom practices are combined with <text:span text:style-name="T4">computer medicated activities</text:span> regarding content and delivery. Blended learning is also used in professional development and training settings. Since blended learning is highly context-dependent, a universal conception of it is difficult. <text:s/>Some reports have claimed that a lack of consensus on a hard definition of blended learning has led to difficulties in research on its effectiveness. "Blended learning" is sometimes used in the same breath as "<text:span text:style-name="T5">personalized learning</text:span>" and <text:span text:style-name="T5">differentiated instruction. </text:span></text:p>
      <text:p text:style-name="P4"/>
      <text:p text:style-name="P5"><text:tab/>The terms "blended learning", "hybrid learning", "technology-mediated instruction", "web-enhanced instruction", and "mixed-mode instruction" are often used interchangeably in research literature. The term "blended learning" was initially vague, encompassing a wide variety of technologies and pedagogical methods in varying combinations (some making no use of technology whatsoever). Blended learning (also known as hybrid learning) is <text:span text:style-name="T2">a method of teaching that integrates technology and digital media with traditional instructor-led classroom activities</text:span>, giving students more flexibility to customize their learning experiences. The power of blended learning methods lies in their ability to improve the student experience. <text:span text:style-name="T7">Studies have shown </text:span>“blended learning” reduces failure rates, improves learning, and boosts engagement. Blended learning combines the best aspects of face-to-face teaching and online instruction in ways that <text:soft-page-break/>enable students to learn at their own pace. For example, a student in a blended learning course who masters a concept earlier than his peers can move on without having to wait, and conversely, a student who needs more time is not forced to move forward before fully grasping the subject. It is proving to be a <text:span text:style-name="T8">salable learning model that simplify works</text:span> for diverse populations of students. </text:p>
      <text:p text:style-name="P1"/>
      <text:p text:style-name="P1"/>
      <text:p text:style-name="P13">1.2 STATEMENT OF THE PROBLEM</text:p>
      <text:p text:style-name="P12"/>
      <text:p text:style-name="P7"><text:span text:style-name="T3">The use of technology in the field of education is increasing day by day in the internationally developed countries and there is no doubt that Pakistan is also using technology in its educational </text:span><text:span text:style-name="T1">institutions. Technology is being used in many major cities of Pakistan. If we talk about Hyderabad then the use of technology is common in private school of Hyderabad but whether technology is being used in public schools or not. This is my topic if technology is being used in government schools , what percentage is being used. </text:span><text:bookmark text:name="page101R_mcid1"/><text:span text:style-name="T15">Many countries today are seeking to develop their education systems through the use of these technologies and methods of modern learning (such as blended learning in the field of education) in order to keep pace with technological developments and to achieve satisfactory results, as education is considered a real investment for any country and its people. This invites making good use of the technology in preparing students, teachers, curriculum development and the diversity of teaching methods, in an attempt to develop the educational process and to provide better learning and education. . Therefore, the researcher examines the effect of using blended learning on the achievement of sixth grade students in the private </text:span><text:span text:style-name="T16">and public </text:span><text:span text:style-name="T15">schools and describes students' attitudes towards using blended learning in </text:span><text:span text:style-name="T16">their curriculum.</text:span></text:p>
      <text:p text:style-name="P20"/>
      <text:p text:style-name="P6"><text:span text:style-name="T9">1.3 <text:s text:c="2"/></text:span><text:span text:style-name="T10">SIGNIFICANCE OF THE STUDY</text:span></text:p>
      <text:p text:style-name="P6"><text:span text:style-name="T10"/></text:p>
      <text:p text:style-name="P9"><text:span text:style-name="T10"><text:tab/></text:span><text:span text:style-name="T12">I would like to see through my research work whether blended learning is being used in </text:span><text:span text:style-name="T13">P</text:span><text:span text:style-name="T12">akistan school and if so what percentage is being used . </text:span><text:span text:style-name="T1">My research topic is blended learning and blended learning refer to how the technology can be used in the curriculum</text:span></text:p>
      <text:p text:style-name="P10"><text:span text:style-name="T24">I would like to see the use of this technology in Qasimabad Government as well as girls school at the secondary school level </text:span><text:span text:style-name="T18">The significance of this study emerges from the fact that it is the first study, according to the researcher's knowledge after reviewing the related previous studies, to be conducted in the field of </text:span><text:span text:style-name="T19">blended learning in public and private schools</text:span><text:span text:style-name="T18">. For this reason, the study may be important in that it attempts:</text:span><text:bookmark text:name="page105R_mcid2"/><text:span text:style-name="T18"> <text:line-break/>1. To organize effective learning environment in the light of implementing blended learning to </text:span><text:soft-page-break/><text:span text:style-name="T18">improve students' achievement.</text:span><text:bookmark text:name="page105R_mcid3"/><text:span text:style-name="T18"><text:line-break/>2. To help students use multi-media so as to improve their achievement.</text:span><text:bookmark text:name="page105R_mcid4"/><text:span text:style-name="T18"><text:line-break/>3. To explore the effect of using blended learning on the achievement of s</text:span><text:span text:style-name="T20">econdary</text:span><text:span text:style-name="T18"> grade students in</text:span><text:span text:style-name="T20"> public and private sectors.</text:span><text:span text:style-name="T18"><text:line-break/>4.To show students' attitudes towards using blended learning.</text:span></text:p>
      <text:p text:style-name="P21"><text:s/></text:p>
      <text:p text:style-name="P8"><text:span text:style-name="T17"><text:tab/></text:span>By using a combination of digital instruction and one-on-one face time, students can work on their own with new concepts which frees teachers up to circulate and support individual students who may need individualized attention. "Rather than playing to the lowest common denominator – as they would in a traditional classroom – teachers can now streamline their instruction to help all students reach their full potential."<text:bookmark text:name="cite_ref-:2_32-0"/></text:p>
      <text:p text:style-name="P16"/>
      <text:p text:style-name="P3"/>
      <text:p text:style-name="P3"/>
      <text:p text:style-name="P14">1.4 OBJECTIVES OF THE PROBLEM</text:p>
      <text:p text:style-name="P14"><text:bookmark text:name="page101R_mcid3"/><text:span text:style-name="T17">This study aims to:</text:span></text:p>
      <text:list xml:id="list3825072425" text:style-name="L3">
        <text:list-item>
          <text:p text:style-name="P15"><text:span text:style-name="T22">To d</text:span><text:span text:style-name="T17">etecting the effect of using blended learning on the achievement of s</text:span><text:span text:style-name="T23">econdary </text:span><text:span text:style-name="T17">grade students in private </text:span><text:span text:style-name="T22">and public school.</text:span></text:p>
        </text:list-item>
        <text:list-item>
          <text:p text:style-name="P18">To find out whether the projectors, <text:span text:style-name="T26">computers</text:span> <text:span text:style-name="T25">or multimedia </text:span>are used in school or not.</text:p>
        </text:list-item>
      </text:list>
      <text:list xml:id="list991097137" text:style-name="L1">
        <text:list-item>
          <text:p text:style-name="P17">To che<text:span text:style-name="T27">c</text:span>k what other technology is used in school.</text:p>
        </text:list-item>
      </text:list>
      <text:p text:style-name="P16"/>
      <text:p text:style-name="P19"><text:span text:style-name="T11">1.5 POPULATION</text:span></text:p>
      <text:p text:style-name="P16">Area: Qasimabad </text:p>
      <text:p text:style-name="P16">Level: Girls High School <text:span text:style-name="T14">&amp; Boys high school</text:span></text:p>
      <text:p text:style-name="P16">Total: Four schools (2 private and 2 government) </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21:04:12.587031357</meta:creation-date>
    <dc:date>2022-03-14T14:43:37.949247591</dc:date>
    <meta:editing-duration>PT1H9M40S</meta:editing-duration>
    <meta:editing-cycles>46</meta:editing-cycles>
    <meta:generator>LibreOffice/6.4.7.2$Linux_X86_64 LibreOffice_project/40$Build-2</meta:generator>
    <meta:document-statistic meta:table-count="0" meta:image-count="0" meta:object-count="0" meta:page-count="3" meta:paragraph-count="24" meta:word-count="973" meta:character-count="6382" meta:non-whitespace-character-count="5411"/>
  </office:meta>
</office:document-meta>
</file>